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7200000272BC4368634B3E03C5.png" manifest:media-type="image/png"/>
  <manifest:file-entry manifest:full-path="Pictures/100002010000010E000000BB2573886E82C380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4.974cm" fo:min-width="25.1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4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5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3.057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width="0.102cm" svg:stroke-color="#8f187c" draw:marker-start-width="0.509cm" draw:marker-end-width="0.509cm" draw:fill="none" draw:textarea-horizontal-align="justify" draw:textarea-vertical-align="middle" draw:auto-grow-height="false" fo:min-height="3.664cm" fo:min-width="6.256cm" fo:padding-top="0.176cm" fo:padding-bottom="0.176cm" fo:padding-left="0.301cm" fo:padding-right="0.301cm"/>
    </style:style>
    <style:style style:name="gr12" style:family="graphic" style:parent-style-name="standard">
      <style:graphic-properties draw:stroke="none" draw:fill="none" fo:min-height="3.825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3.36cm" fo:min-width="12.96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51cm, 0cm, 1.812cm)" draw:image-opacity="100%" style:mirror="none"/>
    </style:style>
    <style:style style:name="gr15" style:family="graphic" style:parent-style-name="objectwithoutfill">
      <style:graphic-properties svg:stroke-width="0.051cm" svg:stroke-color="#8e86ae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style:writing-mode="lr-tb"/>
      <style:text-properties style:font-name="Courier New1" fo:font-size="12pt" style:font-size-asian="18pt" style:font-size-complex="18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1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style:font-name="Courier New1" fo:font-size="10pt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1" fo:font-size="10pt" style:font-size-asian="18pt" style:font-size-complex="18pt"/>
    </style:style>
    <style:style style:name="T6" style:family="text">
      <style:text-properties style:font-name="Courier New" fo:font-size="10pt" style:font-name-asian="Courier New" style:font-size-asian="18pt" style:font-name-complex="Courier New" style:font-size-complex="18pt"/>
    </style:style>
    <style:style style:name="T7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5.788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0.048cm" svg:height="1.018cm" svg:x="9.01cm" svg:y="1.2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3" draw:text-style-name="P3" draw:layer="layout" svg:width="2.692cm" svg:height="1.722cm" svg:x="0.282cm" svg:y="0.416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4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4" draw:layer="layout" svg:width="3.685cm" svg:height="1.325cm" svg:x="8.2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1.278cm" svg:height="0.818cm" svg:x="7.842cm" svg:y="2.749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4" draw:layer="layout" svg:width="0.482cm" svg:height="0.818cm" draw:transform="rotate (-0.153763507100701) translate (8.885cm 2.9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3.556cm" svg:height="0.725cm" svg:x="8.312cm" svg:y="3.347cm">
          <draw:text-box>
            <text:p><text:span text:style-name="T2">null_model_files</text:span></text:p>
          </draw:text-box>
        </draw:frame>
        <draw:custom-shape draw:style-name="gr8" draw:text-style-name="P4" draw:layer="layout" svg:width="2.213cm" svg:height="1.325cm" svg:x="17.1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1.278cm" svg:height="0.818cm" svg:x="16.72cm" svg:y="2.751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4" draw:layer="layout" svg:width="0.482cm" svg:height="0.818cm" draw:transform="rotate (-0.153763507100701) translate (17.763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1.598cm" svg:height="0.725cm" svg:x="17.712cm" svg:y="3.349cm">
          <draw:text-box>
            <text:p><text:span text:style-name="T2">other</text:span></text:p>
          </draw:text-box>
        </draw:frame>
        <draw:frame draw:style-name="gr9" draw:text-style-name="P7" draw:layer="layout" svg:width="4.826cm" svg:height="3.147cm" svg:x="7.762cm" svg:y="3.874cm">
          <draw:text-box>
            <text:p text:style-name="P6"><text:span text:style-name="T3"/></text:p>
            <text:p text:style-name="P6"><text:span text:style-name="T4">GenerateNull:true</text:span></text:p>
            <text:p text:style-name="P6"><text:span text:style-name="T5"/></text:p>
            <text:p text:style-name="P6"><text:span text:style-name="T6">*.rda</text:span></text:p>
            <text:p text:style-name="P6"><text:span text:style-name="T6">*.varianceRatio.txt</text:span></text:p>
            <text:p text:style-name="P6"><text:span text:style-name="T6"/></text:p>
          </draw:text-box>
        </draw:frame>
        <draw:line draw:style-name="gr10" draw:text-style-name="P3" draw:layer="layout" svg:x1="8.38cm" svg:y1="4.888cm" svg:x2="11.972cm" svg:y2="4.888cm">
          <text:p/>
        </draw:line>
        <draw:frame draw:style-name="gr9" draw:text-style-name="P7" draw:layer="layout" svg:width="4.826cm" svg:height="3.147cm" svg:x="15.92cm" svg:y="3.864cm">
          <draw:text-box>
            <text:p text:style-name="P6"><text:span text:style-name="T3"/></text:p>
            <text:p text:style-name="P6"><text:span text:style-name="T4">Always generated</text:span></text:p>
            <text:p text:style-name="P6"><text:span text:style-name="T5"/></text:p>
            <text:p text:style-name="P6"><text:span text:style-name="T6">*.log</text:span></text:p>
            <text:p text:style-name="P6"><text:span text:style-name="T6"/></text:p>
          </draw:text-box>
        </draw:frame>
        <draw:line draw:style-name="gr10" draw:text-style-name="P3" draw:layer="layout" svg:x1="16.48cm" svg:y1="4.857cm" svg:x2="20.37cm" svg:y2="4.857cm">
          <text:p/>
        </draw:line>
        <draw:custom-shape draw:style-name="gr11" draw:text-style-name="P3" draw:layer="layout" svg:width="6.858cm" svg:height="4.016cm" svg:x="6.858cm" svg:y="2.24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2.199cm" svg:height="4.075cm" svg:x="8.513cm" svg:y="9.038cm">
          <draw:text-box>
            <text:p><text:span text:style-name="T7">GenerateNull:</text:span><text:span text:style-name="T8">false</text:span></text:p>
            <text:p text:style-name="P6"><text:span text:style-name="T7">...</text:span></text:p>
            <text:p><text:span text:style-name="T7"/></text:p>
            <text:p><text:span text:style-name="T7">NullModelFile:</text:span><text:span text:style-name="T8">/path/to/*.rda</text:span></text:p>
            <text:p><text:span text:style-name="T7">VarianceRatioFile:</text:span><text:span text:style-name="T8">/path/to/*.varianceRatio.txt</text:span></text:p>
            <text:p><text:span text:style-name="T9"/></text:p>
            <text:p><text:span text:style-name="T9"/></text:p>
          </draw:text-box>
        </draw:frame>
        <draw:custom-shape draw:style-name="gr13" draw:text-style-name="P3" draw:layer="layout" svg:width="13.469cm" svg:height="3.61cm" svg:x="7.613cm" svg:y="8.486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524cm" svg:height="1.988cm" svg:x="6.805cm" svg:y="7.578cm">
          <draw:image xlink:href="Pictures/100002010000027200000272BC4368634B3E03C5.png" xlink:type="simple" xlink:show="embed" xlink:actuate="onLoad" draw:mime-type="image/png">
            <text:p/>
          </draw:image>
        </draw:frame>
        <draw:path draw:style-name="gr15" draw:text-style-name="P3" draw:layer="layout" svg:width="5.554cm" svg:height="4.162cm" draw:transform="skewX (-0.209090444388921) rotate (-2.46353223919) translate (12.2646341815357cm 8.02196803603024cm)" svg:viewBox="0 0 5555 4163" svg:d="M0 4163c8680-2 4593-4163 4593-4163">
          <text:p/>
        </draw:path>
        <draw:path draw:style-name="gr15" draw:text-style-name="P3" draw:layer="layout" svg:width="11.004cm" svg:height="2.154cm" draw:transform="skewX (0.441219234904167) rotate (-0.36337755026522) translate (12.469cm 5.738cm)" svg:viewBox="0 0 11005 2155" svg:d="M0 0c14021 2 10650 2155 10650 2155">
          <text:p/>
        </draw:path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8T21:59:19.715109809</meta:creation-date>
    <dc:date>2021-05-04T22:27:56.171991770</dc:date>
    <meta:editing-duration>PT39M45S</meta:editing-duration>
    <meta:editing-cycles>15</meta:editing-cycles>
    <meta:generator>LibreOffice/7.1.2.2$Linux_X86_64 LibreOffice_project/5751006d328844ba3fa6124ed263bbf122f0788a</meta:generator>
    <meta:document-statistic meta:object-count="48"/>
  </office:meta>
</office:document-meta>
</file>